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style="normal" officeooo:rsid="00184c4d" officeooo:paragraph-rsid="00184c4d" style:font-size-asian="8.75pt" style:font-style-asian="normal" style:font-size-complex="10pt" style:font-style-complex="normal"/>
    </style:style>
    <style:style style:name="P2" style:family="paragraph" style:parent-style-name="Standard">
      <style:text-properties fo:font-size="10pt" fo:font-style="normal" officeooo:rsid="001967d8" officeooo:paragraph-rsid="001967d8" style:font-size-asian="8.75pt" style:font-style-asian="normal" style:font-size-complex="10pt" style:font-style-complex="normal"/>
    </style:style>
    <style:style style:name="P3" style:family="paragraph" style:parent-style-name="Standard">
      <style:text-properties fo:font-size="10pt" fo:font-style="normal" officeooo:rsid="0019784d" officeooo:paragraph-rsid="0019784d" style:font-size-asian="8.75pt" style:font-style-asian="normal" style:font-size-complex="10pt" style:font-style-complex="normal"/>
    </style:style>
    <style:style style:name="P4" style:family="paragraph" style:parent-style-name="Standard">
      <style:text-properties fo:font-size="10pt" fo:font-style="normal" officeooo:rsid="0019c16e" officeooo:paragraph-rsid="001b834b" style:font-size-asian="8.75pt" style:font-style-asian="normal" style:font-size-complex="10pt" style:font-style-complex="normal"/>
    </style:style>
    <style:style style:name="P5" style:family="paragraph" style:parent-style-name="Standard">
      <style:text-properties fo:font-size="10pt" fo:font-style="normal" officeooo:rsid="001d3b75" officeooo:paragraph-rsid="001d3b75" style:font-size-asian="8.75pt" style:font-style-asian="normal" style:font-size-complex="10pt" style:font-style-complex="normal"/>
    </style:style>
    <style:style style:name="P6" style:family="paragraph" style:parent-style-name="Standard">
      <style:text-properties fo:font-size="10pt" fo:font-style="normal" officeooo:rsid="001d52d2" officeooo:paragraph-rsid="001d52d2" style:font-size-asian="8.75pt" style:font-style-asian="normal" style:font-size-complex="10pt" style:font-style-complex="normal"/>
    </style:style>
    <style:style style:name="P7" style:family="paragraph" style:parent-style-name="Standard">
      <style:text-properties officeooo:paragraph-rsid="001b834b"/>
    </style:style>
    <style:style style:name="P8" style:family="paragraph" style:parent-style-name="Preformatted_20_Text">
      <style:paragraph-properties fo:margin-top="0in" fo:margin-bottom="0.1965in" style:contextual-spacing="false"/>
    </style:style>
    <style:style style:name="P9" style:family="paragraph" style:parent-style-name="Standard">
      <style:text-properties fo:font-size="10pt" fo:font-style="normal" officeooo:rsid="001b834b" officeooo:paragraph-rsid="001b834b" style:font-size-asian="8.75pt" style:font-style-asian="normal" style:font-size-complex="10pt" style:font-style-complex="normal"/>
    </style:style>
    <style:style style:name="P10" style:family="paragraph" style:parent-style-name="Standard">
      <style:text-properties fo:font-size="10pt" fo:font-style="normal" officeooo:rsid="001dd923" officeooo:paragraph-rsid="001dd923" style:font-size-asian="8.75pt" style:font-style-asian="normal" style:font-size-complex="10pt" style:font-style-complex="normal"/>
    </style:style>
    <style:style style:name="P11" style:family="paragraph" style:parent-style-name="Standard">
      <style:text-properties fo:font-size="10pt" fo:font-style="normal" officeooo:rsid="001f91df" officeooo:paragraph-rsid="001f91df" style:font-size-asian="8.75pt" style:font-style-asian="normal" style:font-size-complex="10pt" style:font-style-complex="normal"/>
    </style:style>
    <style:style style:name="P12" style:family="paragraph" style:parent-style-name="Standard">
      <style:text-properties fo:font-size="10pt" fo:font-style="normal" officeooo:rsid="00201b83" officeooo:paragraph-rsid="00201b83" style:font-size-asian="8.75pt" style:font-style-asian="normal" style:font-size-complex="10pt" style:font-style-complex="normal"/>
    </style:style>
    <style:style style:name="P13" style:family="paragraph" style:parent-style-name="Standard">
      <style:text-properties fo:font-size="10pt" fo:font-style="italic" officeooo:rsid="00184c4d" officeooo:paragraph-rsid="00184c4d" style:font-size-asian="8.75pt" style:font-style-asian="italic" style:font-size-complex="10pt" style:font-style-complex="italic"/>
    </style:style>
    <style:style style:name="T1" style:family="text">
      <style:text-properties officeooo:rsid="001967d8"/>
    </style:style>
    <style:style style:name="T2" style:family="text">
      <style:text-properties style:font-name="Liberation Serif" fo:font-size="9pt" fo:font-style="normal" style:font-size-asian="9pt" style:font-style-asian="normal" style:font-size-complex="9pt" style:font-style-complex="normal"/>
    </style:style>
    <style:style style:name="T3" style:family="text">
      <style:text-properties style:font-name="Liberation Serif" fo:font-size="9pt" fo:font-style="normal" officeooo:rsid="0019c16e" style:font-size-asian="9pt" style:font-style-asian="normal" style:font-size-complex="9pt" style:font-style-complex="normal"/>
    </style:style>
    <style:style style:name="T4" style:family="text">
      <style:text-properties officeooo:rsid="001dd923"/>
    </style:style>
    <style:style style:name="T5" style:family="text">
      <style:text-properties officeooo:rsid="001f07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blem</text:p>
      <text:p text:style-name="P1"/>
      <text:p text:style-name="P1">To estimate the <text:span text:style-name="T5">edge </text:span>traversal time from sparse data.</text:p>
      <text:p text:style-name="P1"/>
      <text:p text:style-name="P1">Find the unknown mean and variance </text:p>
      <text:p text:style-name="P1"/>
      <text:p text:style-name="P1">Known techniques : EM, Approximate inference</text:p>
      <text:p text:style-name="P1"/>
      <text:p text:style-name="P1">Current technique used : <text:s/>Approximate inference. </text:p>
      <text:p text:style-name="P1"/>
      <text:p text:style-name="P1">Why is your technique better ?</text:p>
      <text:p text:style-name="P1"/>
      <text:p text:style-name="P2">Implementation using pymc3. Brief about it.</text:p>
      <text:p text:style-name="P1"/>
      <text:p text:style-name="P1">How do you choose prior distributions ? <text:span text:style-name="T1">Is there a specific criteria ?</text:span></text:p>
      <text:p text:style-name="P1"/>
      <text:p text:style-name="P2">Sampling techniques : Why do they sample ?</text:p>
      <text:p text:style-name="P2"/>
      <text:p text:style-name="P2">Different available techniques:</text:p>
      <text:p text:style-name="P2"/>
      <text:p text:style-name="P2">Brief about Markov chain monte carlo 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>Related info but not needed for doc:</text:p>
      <text:p text:style-name="P3"/>
      <text:p text:style-name="P3">Markov chain – random process with a belief that future depends only on the present and not on the past. (Remember drunkards walk)</text:p>
      <text:p text:style-name="P3"/>
      <text:p text:style-name="P4">Monte carlo – simulation to estimate posterior. If we need to find P(x &lt;5 | data). Generates for eg 1000 random samples from the distribution and checks the proportion of the randomly generated samples.</text:p>
      <text:p text:style-name="P4"/>
      <text:p text:style-name="P9">MCMC works in the following way :</text:p>
      <text:p text:style-name="P4"/>
      <text:p text:style-name="P7"><text:span text:style-name="T3"><text:s/></text:span><text:span text:style-name="Source_20_Text"><text:span text:style-name="T2">1. Start at current position.</text:span></text:span></text:p>
      <text:p text:style-name="Preformatted_20_Text"><text:span text:style-name="Source_20_Text"><text:span text:style-name="T2">2. Propose moving to a new position (investigate a pebble near you ).</text:span></text:span></text:p>
      <text:p text:style-name="Preformatted_20_Text"><text:span text:style-name="Source_20_Text"><text:span text:style-name="T2">3. Accept the position based on the position's adherence to the data </text:span></text:span></text:p>
      <text:p text:style-name="Preformatted_20_Text"><text:span text:style-name="Source_20_Text"><text:span text:style-name="T2">and prior distributions (ask if the pebble likely came from the mountain).</text:span></text:span></text:p>
      <text:p text:style-name="Preformatted_20_Text"><text:span text:style-name="Source_20_Text"><text:span text:style-name="T2">4. If you accept: Move to the new position. Return to Step 1.</text:span></text:span></text:p>
      <text:p text:style-name="P8"><text:span text:style-name="Source_20_Text"><text:span text:style-name="T2">5. After a large number of iterations, return the positions.</text:span></text:span></text:p>
      <text:p text:style-name="P5">MCMC :</text:p>
      <text:p text:style-name="P5"/>
      <text:p text:style-name="P5">Randomly chooses the points and checks the posterior probability.i.e how likely is the chosen sample to belong to the distribution.</text:p>
      <text:p text:style-name="P5"/>
      <text:p text:style-name="P6">Kullback-Liebler divergence:</text:p>
      <text:p text:style-name="P6"/>
      <text:p text:style-name="P6">Measure of information gain H gives how many bits are needed to <text:span text:style-name="T4">encode the information.</text:span></text:p>
      <text:p text:style-name="P6"/>
      <text:p text:style-name="P10">This KL divergence parameter finds the difference between H for observed distribution and H for the probability distribution we use to represent our data. Loss in information while approximating the original data can be found.</text:p>
      <text:p text:style-name="P10"/>
      <text:p text:style-name="P10"/>
      <text:p text:style-name="P11">Bayesian </text:p>
      <text:p text:style-name="P11"/>
      <text:p text:style-name="P11"/>
      <text:p text:style-name="P12">What is Bayesian ?</text:p>
      <text:p text:style-name="P11">The <text:s/>goal <text:s/>of <text:s/>Bayesian data <text:s/>analysis <text:s/>is <text:s/>to <text:s/>provide <text:s/>an <text:s/>explicit <text:s/>distribution of credibilities across the range of candidate parameter val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1:27:30.086295689</meta:creation-date>
    <meta:generator>LibreOffice/4.2.8.2$Linux_X86_64 LibreOffice_project/420m0$Build-2</meta:generator>
    <dc:date>2017-11-30T13:55:57.217300341</dc:date>
    <meta:editing-duration>PT7H13M49S</meta:editing-duration>
    <meta:editing-cycles>4</meta:editing-cycles>
    <meta:document-statistic meta:table-count="0" meta:image-count="0" meta:object-count="0" meta:page-count="2" meta:paragraph-count="29" meta:word-count="305" meta:character-count="1859" meta:non-whitespace-character-count="1564"/>
  </office:meta>
</office:document-meta>
</file>